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106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3472" draw:layer="" svg:width="149.99997600000pt" svg:height="98.49702400000pt" svg:x="0.00000000000pt" svg:y="0.00002441406pt"/>
          <draw:rect draw:style-name="gr3" draw:id="shape3" draw:name="rect3470" draw:layer="" svg:width="149.99996000000pt" svg:height="32.78698400000pt"/>
          <draw:rect draw:style-name="gr4" draw:id="shape4" draw:name="rect3471" draw:layer="" svg:width="149.99996000000pt" svg:height="32.78698400000pt" svg:x="0.00000000000pt" svg:y="67.2130368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6:02</dc:date>
    <meta:creation-date>2011-05-22T06:10:51</meta:creation-date>
    <dc:creator>Yue Liu</dc:creator>
  </office:meta>
</office:document-meta>
</file>